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umberland1" svg:font-family="Cumberland" style:font-family-generic="modern" style:font-pitch="fixed"/>
    <style:font-face style:name="Cumberland" svg:font-family="Cumberland" style:font-adornments="Normal" style:font-family-generic="modern" style:font-pitch="fixed"/>
    <style:font-face style:name="Cumberland2" svg:font-family="Cumberland"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Thorndale2" svg:font-family="Thorndale" style:font-adornments="Regular" style:font-family-generic="roman" style:font-pitch="variable"/>
    <style:font-face style:name="Albany" svg:font-family="Albany" style:font-adornments="Regular" style:font-family-generic="swiss" style:font-pitch="variable"/>
  </office:font-face-decls>
  <office:automatic-styles>
    <style:style style:name="Tabel1" style:family="table">
      <style:table-properties style:width="11.998cm" table:align="left"/>
    </style:style>
    <style:style style:name="Tabel1.A" style:family="table-column">
      <style:table-column-properties style:column-width="3.999cm"/>
    </style:style>
    <style:style style:name="Tabel1.C" style:family="table-column">
      <style:table-column-properties style:column-width="4.00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1.A3" style:family="table-cell">
      <style:table-cell-properties fo:padding="0.097cm" fo:border="none"/>
    </style:style>
    <style:style style:name="P1" style:family="paragraph" style:parent-style-name="Contents_20_1">
      <style:paragraph-properties>
        <style:tab-stops>
          <style:tab-stop style:position="16.999cm" style:type="right"/>
        </style:tab-stops>
      </style:paragraph-properties>
    </style:style>
    <style:style style:name="P2" style:family="paragraph" style:parent-style-name="Contents_20_2">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6.999cm" style:type="right" style:leader-style="dotted" style:leader-text="."/>
        </style:tab-stops>
      </style:paragraph-properties>
    </style:style>
    <style:style style:name="P4" style:family="paragraph" style:parent-style-name="Contents_20_4">
      <style:paragraph-properties>
        <style:tab-stops>
          <style:tab-stop style:position="16.999cm" style:type="right" style:leader-style="dotted" style:leader-text="."/>
        </style:tab-stops>
      </style:paragraph-properties>
    </style:style>
    <style:style style:name="P5" style:family="paragraph" style:parent-style-name="Bibliography_20_1">
      <style:paragraph-properties>
        <style:tab-stops/>
      </style:paragraph-properties>
    </style:style>
    <style:style style:name="P6" style:family="paragraph" style:parent-style-name="Index_20_1">
      <style:paragraph-properties>
        <style:tab-stops>
          <style:tab-stop style:position="0cm"/>
        </style:tab-stops>
      </style:paragraph-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mple article</text:p>
      <text:p text:style-name="author">Henrik Just</text:p>
      <text:p text:style-name="date">July 2004</text:p>
      <text:p text:style-name="abstract_20_title">Abstract</text:p>
      <text:p text:style-name="abstract">This sample illustrates how to create a LaTeX article based on the template <text:span text:style-name="texttt">LaTeX-article.stw</text:span>. When you do this, your job is to concentrate on the <text:span text:style-name="Emphasis">content</text:span>, not on the <text:span text:style-name="Emphasis">formatting</text:span>.</text:p>
      <text:table-of-content text:style-name="Sect1" text:protected="true" text:name="Indholdsfortegnelse1">
        <text:table-of-content-source text:outline-level="5"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art"/>
          </text:index-source-styles>
        </text:table-of-content-source>
        <text:index-body>
          <text:index-title text:style-name="Sect1" text:name="Indholdsfortegnelse1_Head">
            <text:p text:style-name="Contents_20_Heading">Table of Contents</text:p>
          </text:index-title>
          <text:p text:style-name="P1">Part I. This article has two parts<text:tab/>1</text:p>
          <text:p text:style-name="P2">1 Various types of block content<text:tab/>1</text:p>
          <text:p text:style-name="P3">1.1 Lists<text:tab/>1</text:p>
          <text:p text:style-name="P4">1.1.1 Enumerated lists<text:tab/>1</text:p>
          <text:p text:style-name="P4">1.1.2 Itemized lists<text:tab/>2</text:p>
          <text:p text:style-name="P4">1.1.3 Description lists<text:tab/>2</text:p>
          <text:p text:style-name="P3">1.2 Tables<text:tab/>2</text:p>
          <text:p text:style-name="P3">1.3 Multiple columns<text:tab/>2</text:p>
          <text:p text:style-name="P3">1.4 Special environments<text:tab/>2</text:p>
          <text:p text:style-name="P4">1.4.1 Flushleft, center and flushright<text:tab/>2</text:p>
          <text:p text:style-name="P4">1.4.2 Verse, quote and quotation<text:tab/>2</text:p>
          <text:p text:style-name="P4">1.4.3 Preformatted text (aka verbatim text)<text:tab/>3</text:p>
          <text:p text:style-name="P2">2 Various types of inline content<text:tab/>3</text:p>
          <text:p text:style-name="P1">Part II. Another part of the article<text:tab/>3</text:p>
          <text:p text:style-name="P2">3 Bibliograhy<text:tab/>3</text:p>
          <text:p text:style-name="P2">4 Alphabetical index<text:tab/>3</text:p>
        </text:index-body>
      </text:table-of-content>
      <text:list text:style-name="part">
        <text:list-item>
          <text:p text:style-name="part">This article has two parts</text:p>
        </text:list-item>
      </text:list>
      <text:p text:style-name="Text_20_body">This part is the first! To insert a new part, choose the style <text:span text:style-name="textbf">part</text:span>.</text:p>
      <text:h text:style-name="Heading_20_2" text:outline-level="2"><text:reference-mark text:name="example"/>Various types of block content</text:h>
      <text:p text:style-name="Text_20_body">This is the first section. To insert a new section, choose the style <text:span text:style-name="textbf">Heading 2</text:span>.</text:p>
      <text:h text:style-name="Heading_20_3" text:outline-level="3">Lists</text:h>
      <text:p text:style-name="Text_20_body">This is the first subsection. To insert a new subsection, choose the style <text:span text:style-name="textbf">Heading 3</text:span>.</text:p>
      <text:h text:style-name="Heading_20_4" text:outline-level="4">Enumerated lists</text:h>
      <text:p text:style-name="Text_20_body">This is the first subsubsection. To insert a new subsubsection, choose the style <text:span text:style-name="textbf">Heading 4</text:span>.</text:p>
      <text:list text:style-name="enumerate">
        <text:list-item>
          <text:p text:style-name="enumerate">To insert an enumerated list, choose the style <text:span text:style-name="textbf">enumerate</text:span>.</text:p>
        </text:list-item>
        <text:list-item>
          <text:p text:style-name="enumerate">An enumerated list can have several items.</text:p>
          <text:list>
            <text:list-item>
              <text:p text:style-name="enumerate">This includes subitems</text:p>
              <text:list>
                <text:list-item>
                  <text:p text:style-name="enumerate">in fact</text:p>
                  <text:list>
                    <text:list-item>
                      <text:p text:style-name="enumerate">up to four levels</text:p>
                    </text:list-item>
                  </text:list>
                </text:list-item>
                <text:list-item>
                  <text:p text:style-name="enumerate">is possible</text:p>
                </text:list-item>
              </text:list>
            </text:list-item>
            <text:list-item>
              <text:p text:style-name="enumerate">going back...</text:p>
            </text:list-item>
          </text:list>
        </text:list-item>
        <text:list-item>
          <text:p text:style-name="enumerate">back at top level.</text:p>
        </text:list-item>
      </text:list>
      <text:h text:style-name="Heading_20_4" text:outline-level="4">Itemized lists</text:h>
      <text:p text:style-name="Text_20_body">This subsection shows how to create an itemized list.</text:p>
      <text:list text:style-name="itemize">
        <text:list-item>
          <text:p text:style-name="itemize">To insert an itemized list, choose the style <text:span text:style-name="textbf">itemize</text:span>.</text:p>
          <text:list>
            <text:list-item>
              <text:p text:style-name="itemize">an itemized list can have subitems as well</text:p>
            </text:list-item>
          </text:list>
        </text:list-item>
        <text:list-item>
          <text:p text:style-name="itemize">but this list is quite short.</text:p>
        </text:list-item>
      </text:list>
      <text:h text:style-name="Heading_20_4" text:outline-level="4">Description lists</text:h>
      <text:p text:style-name="List_20_Heading">Item header</text:p>
      <text:p text:style-name="List_20_Contents">To insert a description list item, choose the style <text:span text:style-name="textbf">List Heading</text:span>. The header for the description item goes there.</text:p>
      <text:p text:style-name="List_20_Heading">Item content</text:p>
      <text:p text:style-name="List_20_Contents">The next paragraph will automatically be in the style <text:span text:style-name="textbf">List Contents</text:span>. The content for the description item goes there. The content can span several paragraphs.</text:p>
      <text:h text:style-name="Heading_20_3" text:outline-level="3">Tables</text:h>
      <text:p text:style-name="Text_20_body">You can insert tables as usual:</text:p>
      <table:table table:name="Tabel1" table:style-name="Tabel1">
        <table:table-column table:style-name="Tabel1.A" table:number-columns-repeated="2"/>
        <table:table-column table:style-name="Tabel1.C"/>
        <table:table-header-rows>
          <table:table-row>
            <table:table-cell table:style-name="Tabel1.A1" office:value-type="string">
              <text:p text:style-name="Table_20_Heading">This</text:p>
            </table:table-cell>
            <table:table-cell table:style-name="Tabel1.A1" office:value-type="string">
              <text:p text:style-name="Table_20_Heading">is a</text:p>
            </table:table-cell>
            <table:table-cell table:style-name="Tabel1.C1" office:value-type="string">
              <text:p text:style-name="Table_20_Heading">table</text:p>
            </table:table-cell>
          </table:table-row>
        </table:table-header-rows>
        <table:table-row>
          <table:table-cell table:style-name="Tabel1.A2" office:value-type="string">
            <text:p text:style-name="Table_20_Contents">Borders are supported.</text:p>
          </table:table-cell>
          <table:table-cell table:style-name="Tabel1.A2" office:value-type="string">
            <text:p text:style-name="Table_20_Contents">Horizontally merged cells works as you would expect...</text:p>
          </table:table-cell>
          <table:table-cell table:style-name="Tabel1.C2" office:value-type="string">
            <text:p text:style-name="Text_20_body">... but try to avoid merging cells vertically, as this will give bad results.</text:p>
          </table:table-cell>
        </table:table-row>
        <table:table-row>
          <table:table-cell table:style-name="Tabel1.A3" office:value-type="string">
            <text:p text:style-name="Table_20_Contents">No borders at this corner!</text:p>
          </table:table-cell>
          <table:table-cell table:style-name="Tabel1.C2" table:number-columns-spanned="2" office:value-type="string">
            <text:p text:style-name="Table_20_Contents">This cell spans two columns. Some more text to show this is true.</text:p>
          </table:table-cell>
          <table:covered-table-cell/>
        </table:table-row>
      </table:table>
      <text:h text:style-name="Heading_20_3" text:outline-level="3">Multiple columns</text:h>
      <text:section text:style-name="Sect2" text:name="Område1">
        <text:p text:style-name="Text_20_body">This is a section with multiple columns. You can insert such a section as usual (<text:span text:style-name="textbf">Insert – Section</text:span>).</text:p>
        <text:p text:style-name="First_20_line_20_indent">Some more text to illustrate that there are two columns. Some more text to illustrate that there are two columns. Some more text to illustrate that there are two columns. Some more text to illustrate that there are two columns.</text:p>
      </text:section>
      <text:h text:style-name="Heading_20_3" text:outline-level="3">Special environments</text:h>
      <text:h text:style-name="Heading_20_4" text:outline-level="4">Flushleft, center and flushright</text:h>
      <text:p text:style-name="center">These paragraphs are centered. To insert a centered paragraph, select the style <text:span text:style-name="textbf">center</text:span>. Likewise, you can select the styles <text:span text:style-name="textbf">flushleft</text:span> and <text:span text:style-name="textbf">flushright</text:span> for left justified and right justified paragraphs. Some more text to illustrate, that the paragraph is centered.</text:p>
      <text:p text:style-name="center">This is another centered paragraph. Some more text to illustrate, that the paragraph is centered. Some more text to illustrate, that the paragraph is centered.</text:p>
      <text:h text:style-name="Heading_20_4" text:outline-level="4">Verse, quote and quotation</text:h>
      <text:p text:style-name="Text_20_body">These are other special types of paragraphs. For example the following paragraph is formatted as a quote:</text:p>
      <text:p text:style-name="quote">A quote is indented on both sides. Some more text to illustrate the effect. Some more text to illustrate the effect. Some more text to illustrate the effect. Some more text to illustrate the effect.</text:p>
      <text:p text:style-name="Text_20_body">This is ordinary text body.</text:p>
      <text:h text:style-name="Heading_20_4" text:outline-level="4">Preformatted text (aka verbatim text)</text:h>
      <text:p text:style-name="Preformatted_20_Text">The style Preformatted text has a special purpose:</text:p>
      <text:p text:style-name="Preformatted_20_Text">It is used for text that is formatted using</text:p>
      <text:p text:style-name="Preformatted_20_Text"><text:s text:c="5"/>spaces <text:s text:c="7"/>and<text:line-break/>linebreaks.</text:p>
      <text:p text:style-name="Preformatted_20_Text">You can compare this to text written on a typewriter</text:p>
      <text:p text:style-name="Preformatted_20_Text">(and the font used will be a typewriter style font).</text:p>
      <text:p text:style-name="Preformatted_20_Text"><text:s text:c="7"/>Fruit <text:s text:c="3"/>Color</text:p>
      <text:p text:style-name="Preformatted_20_Text"><text:s text:c="7"/>------ <text:s text:c="2"/>-----</text:p>
      <text:p text:style-name="Preformatted_20_Text"><text:s text:c="7"/>Banana <text:s text:c="2"/>Yellow <text:s/>&lt;--- this formatting will work!</text:p>
      <text:p text:style-name="Preformatted_20_Text"><text:s text:c="7"/>Apple <text:s text:c="3"/>Red</text:p>
      <text:p text:style-name="Preformatted_20_Text"><text:s text:c="7"/>Orange <text:s text:c="2"/>Orange</text:p>
      <text:p text:style-name="Preformatted_20_Text">No automatic linebreak will occur.</text:p>
      <text:p text:style-name="Preformatted_20_Text">Footnotes etc. are not allowed in Preformatted text.</text:p>
      <text:h text:style-name="Heading_20_2" text:outline-level="2">Various types of inline content</text:h>
      <text:p text:style-name="Text_20_body">Of course footnotes<text:note text:id="ftn1" text:note-class="footnote"><text:note-citation>1</text:note-citation><text:note-body><text:p text:style-name="Footnote">This is a footnote</text:p></text:note-body></text:note> etc. are inserted as usual. Some other examples:</text:p>
      <text:p text:style-name="First_20_line_20_indent">A referece to section <text:reference-ref text:reference-format="chapter" text:ref-name="example">1</text:reference-ref> on page <text:reference-ref text:reference-format="page" text:ref-name="example">1</text:reference-ref>, another reference to footnote number <text:note-ref text:note-class="footnote" text:reference-format="text" text:ref-name="ftn1">1</text:note-ref> on page <text:note-ref text:note-class="footnote" text:reference-format="page" text:ref-name="ftn1">3</text:note-ref>.</text:p>
      <text:p text:style-name="First_20_line_20_indent">A hyperlink <text:a xlink:type="simple" xlink:href="http://www.openoffice.org/">http://www.openoffice.org</text:a>.</text:p>
      <text:p text:style-name="First_20_line_20_indent">The current page number is <text:page-number text:select-page="current">3</text:page-number>.</text:p>
      <text:list text:style-name="part" text:continue-numbering="true">
        <text:list-item>
          <text:p text:style-name="part">Another part of the article</text:p>
        </text:list-item>
      </text:list>
      <text:p text:style-name="Text_20_body">This part contains some final expamples.</text:p>
      <text:h text:style-name="Heading_20_2" text:outline-level="2">Bibliograhy</text:h>
      <text:p text:style-name="Text_20_body">This is a bibliograhic reference to <text:bibliography-mark text:identifier="SAU99" text:bibliography-type="book" text:address="Kaarst-Büttgen" text:author="Sautter, Karlheinz" text:pages="253" text:publisher="BHV" text:title="Der bhv Coach. StarOffice 5.0" text:year="1999" text:isbn="3-8287-2504-X">[1]</text:bibliography-mark>, and this one is for <text:bibliography-mark text:identifier="MEA99A" text:bibliography-type="book" text:author="Meadhra, Michael" text:pages="404" text:publisher="IDG Books Worldwide" text:title="Staroffice for Linux for Dummies" text:year="1999">[2]</text:bibliography-mark>. Another reference to <text:bibliography-mark text:identifier="SAU99" text:bibliography-type="book" text:address="Kaarst-Büttgen" text:author="Sautter, Karlheinz" text:pages="253" text:publisher="BHV" text:title="Der bhv Coach. StarOffice 5.0" text:year="1999" text:isbn="3-8287-2504-X">[1]</text:bibliography-mark>.</text:p>
      <text:h text:style-name="Heading_20_2" text:outline-level="2">Alphabetical index</text:h>
      <text:p text:style-name="Text_20_body">Here are some words for the alphabetical index: <text:alphabetical-index-mark-start text:id="IMark106235676"/>banana<text:alphabetical-index-mark-end text:id="IMark106235676"/>, <text:alphabetical-index-mark-start text:id="IMark106235516"/>apple<text:alphabetical-index-mark-end text:id="IMark106235516"/>, <text:alphabetical-index-mark-start text:id="IMark106235196"/>orange<text:alphabetical-index-mark-end text:id="IMark106235196"/>.</text:p>
      <text:bibliography text:style-name="Sect1" text:protected="true" text:name="Litteraturliste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teraturliste1_Head">
            <text:p text:style-name="Bibliography_20_Heading">Bibliography</text:p>
          </text:index-title>
          <text:p text:style-name="P5">1: Sautter, Karlheinz, Der bhv Coach. StarOffice 5.0, 1999</text:p>
          <text:p text:style-name="P5">2: Meadhra, Michael, Staroffice for Linux for Dummies, 1999</text:p>
        </text:index-body>
      </text:bibliography>
      <text:alphabetical-index text:style-name="Sect1" text:protected="true" text:name="Stikordsregister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Stikordsregister1_Head">
            <text:p text:style-name="Index_20_Heading">Index</text:p>
          </text:index-title>
          <text:p text:style-name="P6">apple<text:tab/>3</text:p>
          <text:p text:style-name="P6">banana<text:tab/>3</text:p>
          <text:p text:style-name="P6">orange<text:tab/>3</text:p>
        </text:index-body>
      </text:alphabetical-index>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umberland1" svg:font-family="Cumberland" style:font-family-generic="modern" style:font-pitch="fixed"/>
    <style:font-face style:name="Cumberland" svg:font-family="Cumberland" style:font-adornments="Normal" style:font-family-generic="modern" style:font-pitch="fixed"/>
    <style:font-face style:name="Cumberland2" svg:font-family="Cumberland"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Thorndale2" svg:font-family="Thorndale" style:font-adornments="Regular" style:font-family-generic="roman" style:font-pitch="variable"/>
    <style:font-face style:name="Albany" svg:font-family="Albany"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next-style-name="First_20_line_20_indent" style:class="text" style:master-page-name="">
      <style:paragraph-properties fo:margin-top="0cm" fo:margin-bottom="0cm" fo:line-height="120%" fo:text-align="justify" style:justify-single-word="false" fo:hyphenation-ladder-count="no-limit"/>
      <style:text-properties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horndale1" fo:font-size="14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20.1000003814697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7.2999992370605pt"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399999618530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42cm" fo:margin-bottom="0cm"/>
      <style:text-properties fo:font-size="12pt"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margin-top="0.42cm" fo:margin-bottom="0cm" fo:text-indent="0cm" style:auto-text-indent="false"/>
      <style:text-properties fo:font-size="12pt" fo:font-style="italic" fo:font-weight="normal" style:font-size-complex="85%" style:font-weight-complex="bold"/>
    </style:style>
    <style:style style:name="Heading_20_6" style:display-name="Heading 6" style:family="paragraph" style:parent-style-name="Heading" style:next-style-name="Text_20_body" style:class="text" style:default-outline-level="6">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author" style:class="chapter">
      <style:paragraph-properties fo:margin-top="0.42cm" fo:margin-bottom="0.51cm" fo:text-align="center" style:justify-single-word="false"/>
      <style:text-properties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line-height="120%" fo:text-indent="0cm" style:auto-text-indent="true"/>
    </style:style>
    <style:style style:name="Preformatted_20_Text" style:display-name="Preformatted Text" style:family="paragraph" style:parent-style-name="Standard" style:class="html">
      <style:paragraph-properties fo:margin-top="0cm" fo:margin-bottom="0cm"/>
      <style:text-properties style:font-name="Cumberland1" fo:font-size="12pt" style:font-name-asian="Cumberland1" style:font-size-asian="10pt" style:font-name-complex="Cumberland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quote" style:family="paragraph" style:parent-style-name="Text_20_body" style:next-style-name="Text_20_body">
      <style:paragraph-properties fo:margin-left="1cm" fo:margin-right="1cm" fo:margin-top="0.199cm" fo:margin-bottom="0.199cm" fo:text-indent="0cm" style:auto-text-indent="false"/>
    </style:style>
    <style:style style:name="quotation" style:family="paragraph" style:parent-style-name="Text_20_body" style:next-style-name="Text_20_body">
      <style:paragraph-properties fo:margin-left="1cm" fo:margin-right="1cm" fo:text-indent="0.499cm" style:auto-text-indent="false"/>
    </style:style>
    <style:style style:name="flushleft" style:family="paragraph" style:parent-style-name="Text_20_body" style:next-style-name="Text_20_body">
      <style:paragraph-properties fo:margin-top="0.199cm" fo:margin-bottom="0.199cm" fo:text-align="start" style:justify-single-word="false"/>
    </style:style>
    <style:style style:name="flushright" style:family="paragraph" style:parent-style-name="Text_20_body" style:next-style-name="Text_20_body" style:master-page-name="">
      <style:paragraph-properties fo:margin-top="0.199cm" fo:margin-bottom="0.199cm" fo:text-align="end" style:justify-single-word="false"/>
    </style:style>
    <style:style style:name="center" style:family="paragraph" style:parent-style-name="Text_20_body" style:next-style-name="Text_20_body">
      <style:paragraph-properties fo:margin-top="0.199cm" fo:margin-bottom="0.199cm" fo:text-align="center" style:justify-single-word="false">
        <style:tab-stops/>
      </style:paragraph-properties>
    </style:style>
    <style:style style:name="verse" style:family="paragraph" style:parent-style-name="Text_20_body" style:next-style-name="Text_20_body">
      <style:paragraph-properties fo:margin-left="1cm" fo:margin-right="1.499cm" fo:margin-top="0.199cm" fo:margin-bottom="0.199cm" fo:text-indent="-0.499cm" style:auto-text-indent="false">
        <style:tab-stops/>
      </style:paragraph-properties>
    </style:style>
    <style:style style:name="itemize" style:family="paragraph" style:parent-style-name="Text_20_body" style:list-style-name="itemize"/>
    <style:style style:name="enumerate" style:family="paragraph" style:parent-style-name="Text_20_body" style:list-style-name="enumerate"/>
    <style:style style:name="theorem" style:family="paragraph" style:parent-style-name="Text_20_body" style:next-style-name="Text_20_body" style:list-style-name="theorem"/>
    <style:style style:name="date" style:family="paragraph" style:parent-style-name="Text_20_body" style:next-style-name="Text_20_body">
      <style:paragraph-properties fo:margin-top="0cm" fo:margin-bottom="0.199cm" fo:text-align="center" style:justify-single-word="false"/>
      <style:text-properties fo:font-size="14pt"/>
    </style:style>
    <style:style style:name="author" style:family="paragraph" style:parent-style-name="Text_20_body" style:next-style-name="date">
      <style:paragraph-properties fo:margin-top="0cm" fo:margin-bottom="0.199cm" fo:text-align="center" style:justify-single-word="false"/>
      <style:text-properties fo:font-size="14pt"/>
    </style:style>
    <style:style style:name="abstract" style:family="paragraph" style:parent-style-name="Text_20_body" style:next-style-name="Text_20_body">
      <style:paragraph-properties fo:margin-left="3cm" fo:margin-right="3cm" fo:margin-top="0cm" fo:margin-bottom="0.199cm" fo:text-indent="0cm" style:auto-text-indent="false"/>
      <style:text-properties fo:font-size="10pt"/>
    </style:style>
    <style:style style:name="abstract_20_title" style:display-name="abstract title" style:family="paragraph" style:parent-style-name="abstract" style:next-style-name="abstract">
      <style:paragraph-properties fo:margin-top="0.499cm" fo:margin-bottom="0cm" fo:text-align="center" style:justify-single-word="false"/>
      <style:text-properties fo:font-weight="bold"/>
    </style:style>
    <style:style style:name="part" style:family="paragraph" style:parent-style-name="Heading" style:next-style-name="Text_20_body" style:list-style-name="part">
      <style:paragraph-properties fo:margin-top="0.52cm" fo:margin-bottom="0.21cm"/>
      <style:text-properties fo:font-size="18pt"/>
    </style:style>
    <style:style style:name="verbatim" style:family="paragraph" style:parent-style-name="Text_20_body" style:next-style-name="Text_20_body" style:master-page-name="">
      <style:paragraph-properties fo:text-align="start" style:justify-single-word="false" fo:hyphenation-ladder-count="no-limit"/>
      <style:text-properties style:font-name="Cumberland" fo:hyphenate="false" fo:hyphenation-remain-char-count="2" fo:hyphenation-push-char-count="2"/>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umberland1" style:font-name-asian="Cumberland1" style:font-name-complex="Cumberland1"/>
    </style:style>
    <style:style style:name="textsf" style:family="text">
      <style:text-properties style:font-name="Albany"/>
    </style:style>
    <style:style style:name="textrm" style:family="text">
      <style:text-properties style:font-name="Thorndale2"/>
    </style:style>
    <style:style style:name="texttt" style:family="text">
      <style:text-properties style:font-name="Cumberland2"/>
    </style:style>
    <style:style style:name="textbf" style:family="text">
      <style:text-properties fo:font-weight="bold"/>
    </style:style>
    <style:style style:name="textit" style:family="text">
      <style:text-properties fo:font-style="italic"/>
    </style:style>
    <style:style style:name="textsl" style:family="text">
      <style:text-properties fo:font-style="italic"/>
    </style:style>
    <style:style style:name="textsc" style:family="text">
      <style:text-properties fo:font-variant="small-caps"/>
    </style:style>
    <style:style style:name="normalsize" style:family="text">
      <style:text-properties fo:font-size="12pt"/>
    </style:style>
    <style:style style:name="large" style:family="text">
      <style:text-properties fo:font-size="14.3999996185303pt"/>
    </style:style>
    <style:style style:name="Large" style:family="text">
      <style:text-properties fo:font-size="17.2999992370605pt"/>
    </style:style>
    <style:style style:name="LARGE" style:family="text">
      <style:text-properties fo:font-size="20.7000007629395pt"/>
    </style:style>
    <style:style style:name="Huge" style:family="text">
      <style:text-properties fo:font-size="24.8500003814697pt"/>
    </style:style>
    <style:style style:name="huge" style:family="text">
      <style:text-properties fo:font-size="24.8500003814697pt"/>
    </style:style>
    <style:style style:name="tiny" style:family="text">
      <style:text-properties fo:font-size="6pt"/>
    </style:style>
    <style:style style:name="scriptsize" style:family="text">
      <style:text-properties fo:font-size="8pt"/>
    </style:style>
    <style:style style:name="footnotesize" style:family="text">
      <style:text-properties fo:font-size="10pt"/>
    </style:style>
    <style:style style:name="small" style:family="text">
      <style:text-properties fo:font-size="11pt"/>
    </style:style>
    <style:style style:name="textmd" style:family="text">
      <style:text-properties fo:font-weight="normal"/>
    </style:style>
    <style:style style:name="textup" style:family="text">
      <style:text-properties fo:font-style="normal"/>
    </style:style>
    <style:style style:name="verb" style:family="text">
      <style:text-properties style:font-name="Cumberland"/>
    </style:style>
    <text:outline-style>
      <text:outline-level-style text:level="1" style:num-suffix=" " style:num-format=""/>
      <text:outline-level-style text:level="2" style:num-suffix=" " style:num-format="1"/>
      <text:outline-level-style text:level="3" style:num-suffix=" " style:num-format="1" text:display-levels="3"/>
      <text:outline-level-style text:level="4" style:num-suffix=" " style:num-format="1" text:display-levels="3"/>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enumerate">
      <text:list-level-style-number text:level="1" text:style-name="Numbering_20_Symbols" style:num-suffix=". " style:num-format="1">
        <style:list-level-properties text:space-before="0.499cm" fo:text-align="end"/>
      </text:list-level-style-number>
      <text:list-level-style-number text:level="2" text:style-name="Numbering_20_Symbols" style:num-prefix="(" style:num-suffix=") " style:num-format="a">
        <style:list-level-properties text:space-before="1.499cm" fo:text-align="end"/>
      </text:list-level-style-number>
      <text:list-level-style-number text:level="3" text:style-name="Numbering_20_Symbols" style:num-suffix=". " style:num-format="i">
        <style:list-level-properties text:space-before="2.499cm" fo:text-align="end"/>
      </text:list-level-style-number>
      <text:list-level-style-number text:level="4" text:style-name="Numbering_20_Symbols" style:num-suffix=". " style:num-format="A">
        <style:list-level-properties text:space-before="3.5cm" fo:text-align="end"/>
      </text:list-level-style-number>
      <text:list-level-style-bullet text:level="5" text:style-name="Bullet_20_Symbols" style:num-suffix="." text:bullet-char="•">
        <style:list-level-properties text:space-before="2cm" fo:text-align="end"/>
        <style:text-properties style:font-name="StarSymbol"/>
      </text:list-level-style-bullet>
      <text:list-level-style-bullet text:level="6" text:style-name="Bullet_20_Symbols" style:num-suffix="." text:bullet-char="•">
        <style:list-level-properties text:space-before="2.501cm" fo:text-align="end"/>
        <style:text-properties style:font-name="StarSymbol"/>
      </text:list-level-style-bullet>
      <text:list-level-style-bullet text:level="7" text:style-name="Bullet_20_Symbols" style:num-suffix="." text:bullet-char="•">
        <style:list-level-properties text:space-before="3cm" fo:text-align="end"/>
        <style:text-properties style:font-name="StarSymbol"/>
      </text:list-level-style-bullet>
      <text:list-level-style-bullet text:level="8" text:style-name="Bullet_20_Symbols" style:num-suffix="." text:bullet-char="•">
        <style:list-level-properties text:space-before="3.501cm" fo:text-align="end"/>
        <style:text-properties style:font-name="StarSymbol"/>
      </text:list-level-style-bullet>
      <text:list-level-style-bullet text:level="9" text:style-name="Bullet_20_Symbols" style:num-suffix="." text:bullet-char="•">
        <style:list-level-properties text:space-before="4.001cm" fo:text-align="end"/>
        <style:text-properties style:font-name="StarSymbol"/>
      </text:list-level-style-bullet>
      <text:list-level-style-bullet text:level="10" text:style-name="Bullet_20_Symbols" style:num-suffix="." text:bullet-char="•">
        <style:list-level-properties text:space-before="4.501cm" fo:text-align="end"/>
        <style:text-properties style:font-name="StarSymbol"/>
      </text:list-level-style-bullet>
    </text:list-style>
    <text:list-style style:name="itemize">
      <text:list-level-style-bullet text:level="1" text:style-name="Bullet_20_Symbols" text:bullet-char="•">
        <style:list-level-properties text:space-before="0.499cm"/>
        <style:text-properties style:font-name="Thorndale2"/>
      </text:list-level-style-bullet>
      <text:list-level-style-bullet text:level="2" text:style-name="Bullet_20_Symbols" text:bullet-char="–">
        <style:list-level-properties text:space-before="1.499cm"/>
        <style:text-properties style:font-name="Thorndale2"/>
      </text:list-level-style-bullet>
      <text:list-level-style-bullet text:level="3" text:style-name="Bullet_20_Symbols" text:bullet-char="*">
        <style:list-level-properties text:space-before="2.499cm"/>
        <style:text-properties style:font-name="Thorndale2"/>
      </text:list-level-style-bullet>
      <text:list-level-style-bullet text:level="4" text:style-name="Bullet_20_Symbols" text:bullet-char="·">
        <style:list-level-properties text:space-before="3.5cm"/>
        <style:text-properties style:font-name="Thorndale2"/>
      </text:list-level-style-bullet>
      <text:list-level-style-number text:level="5" style:num-suffix="." style:num-format="1">
        <style:list-level-properties text:space-before="2cm"/>
      </text:list-level-style-number>
      <text:list-level-style-number text:level="6" style:num-suffix="." style:num-format="1">
        <style:list-level-properties text:space-before="2.501cm"/>
      </text:list-level-style-number>
      <text:list-level-style-number text:level="7" style:num-suffix="." style:num-format="1">
        <style:list-level-properties text:space-before="3cm"/>
      </text:list-level-style-number>
      <text:list-level-style-number text:level="8" style:num-suffix="." style:num-format="1">
        <style:list-level-properties text:space-before="3.501cm"/>
      </text:list-level-style-number>
      <text:list-level-style-number text:level="9" style:num-suffix="." style:num-format="1">
        <style:list-level-properties text:space-before="4.001cm"/>
      </text:list-level-style-number>
      <text:list-level-style-number text:level="10" style:num-suffix="." style:num-format="1">
        <style:list-level-properties text:space-before="4.501cm"/>
      </text:list-level-style-number>
    </text:list-style>
    <text:list-style style:name="theorem">
      <text:list-level-style-number text:level="1" text:style-name="textbf" style:num-prefix="Theorem "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art">
      <text:list-level-style-number text:level="1" text:style-name="Numbering_20_Symbols" style:num-prefix="Part " style:num-suffix=". "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meta:creation-date>2004-07-01T09:21:01</meta:creation-date>
    <dc:date>2004-07-01T10:38:50</dc:date>
    <dc:language>en-US</dc:language>
    <meta:editing-cycles>9</meta:editing-cycles>
    <meta:editing-duration>PT1H17M49S</meta:editing-duration>
    <meta:user-defined meta:name="Info 1"/>
    <meta:user-defined meta:name="Info 2"/>
    <meta:user-defined meta:name="Info 3"/>
    <meta:user-defined meta:name="Info 4"/>
    <meta:document-statistic meta:table-count="1" meta:image-count="0" meta:object-count="0" meta:page-count="3" meta:paragraph-count="102" meta:word-count="743" meta:character-count="4390"/>
  </office:meta>
</office:document-meta>
</file>